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1"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paragraph-properties fo:widows="1"/>
      <style:text-properties fo:font-variant="normal" fo:text-transform="none" fo:color="#000000" fo:letter-spacing="normal" fo:font-style="normal" fo:font-weight="bold" officeooo:rsid="001b7fd4" officeooo:paragraph-rsid="001b7fd4"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8"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1a85"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c981"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401c55" officeooo:paragraph-rsid="00401c55"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3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3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3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3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3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3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37" style:family="paragraph" style:parent-style-name="Preformatted_20_Text">
      <style:text-properties fo:font-variant="normal" fo:text-transform="none" fo:color="#000000" fo:font-size="10pt" fo:letter-spacing="normal" fo:font-style="normal" fo:font-weight="normal" officeooo:rsid="006359aa" officeooo:paragraph-rsid="007ef3b9" style:font-size-asian="8.75pt" style:font-weight-asian="normal" style:font-size-complex="10pt" style:font-weight-complex="normal"/>
    </style:style>
    <style:style style:name="P38" style:family="paragraph" style:parent-style-name="Preformatted_20_Text">
      <style:text-properties fo:font-variant="normal" fo:text-transform="none" fo:color="#000000" fo:font-size="10pt" fo:letter-spacing="normal" fo:font-style="normal" fo:font-weight="normal" officeooo:rsid="0078696e" officeooo:paragraph-rsid="006359aa" style:font-size-asian="8.75pt" style:font-weight-asian="normal" style:font-size-complex="10pt" style:font-weight-complex="normal"/>
    </style:style>
    <style:style style:name="P39"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40"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41" style:family="paragraph" style:parent-style-name="Preformatted_20_Text">
      <style:text-properties fo:font-variant="normal" fo:text-transform="none" fo:color="#000000" fo:font-size="10pt" fo:letter-spacing="normal" fo:font-style="normal" fo:font-weight="normal" officeooo:rsid="00518636" officeooo:paragraph-rsid="00518636" style:font-size-asian="10pt" style:font-weight-asian="normal" style:font-size-complex="10pt" style:font-weight-complex="normal"/>
    </style:style>
    <style:style style:name="P42"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b7fd4" style:font-size-asian="10pt" style:font-weight-asian="bold" style:font-size-complex="10pt" style:font-weight-complex="bold"/>
    </style:style>
    <style:style style:name="P43"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314f" style:font-size-asian="10pt" style:font-weight-asian="bold" style:font-size-complex="10pt" style:font-weight-complex="bold"/>
    </style:style>
    <style:style style:name="P4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45"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46"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4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48"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5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72227" officeooo:paragraph-rsid="00572227" style:font-size-asian="8.75pt" style:font-style-asian="normal" style:font-weight-asian="normal" style:font-size-complex="10pt" style:font-style-complex="normal" style:font-weight-complex="normal"/>
    </style:style>
    <style:style style:name="P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74ebfa" officeooo:paragraph-rsid="0074ebfa" style:font-size-asian="8.75pt" style:font-style-asian="normal" style:font-weight-asian="normal" style:font-size-complex="10pt" style:font-style-complex="normal" style:font-weight-complex="normal"/>
    </style:style>
    <style:style style:name="P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fdf64" officeooo:paragraph-rsid="006fdf64" style:font-size-asian="10pt" style:font-style-asian="normal" style:font-weight-asian="normal" style:font-size-complex="10pt" style:font-style-complex="normal" style:font-weight-complex="normal"/>
    </style:style>
    <style:style style:name="P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329844" style:font-size-asian="10pt" style:font-style-asian="normal" style:font-weight-asian="bold" style:font-size-complex="10pt" style:font-style-complex="normal" style:font-weight-complex="bold"/>
    </style:style>
    <style:style style:name="P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8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8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8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8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8cc5" style:font-size-asian="11pt" style:font-style-asian="normal" style:font-weight-asian="bold" style:font-size-complex="11pt" style:font-style-complex="normal" style:font-weight-complex="bold"/>
    </style:style>
    <style:style style:name="P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591e32" officeooo:paragraph-rsid="00591e32" style:font-size-asian="12pt" style:font-style-asian="normal" style:font-weight-asian="bold" style:font-size-complex="12pt" style:font-style-complex="normal" style:font-weight-complex="bold"/>
    </style:style>
    <style:style style:name="P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9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784a9" officeooo:paragraph-rsid="007784a9" style:font-size-asian="12pt" style:font-style-asian="normal" style:font-weight-asian="bold" style:font-size-complex="12pt" style:font-style-complex="normal" style:font-weight-complex="bold"/>
    </style:style>
    <style:style style:name="P9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97"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98"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9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10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1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1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1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1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1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1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1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1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1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1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1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112"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1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1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1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1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1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1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1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1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1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1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1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1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1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1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1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1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1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1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1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1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1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1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14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141" style:family="paragraph" style:parent-style-name="Preformatted_20_Text">
      <style:paragraph-properties fo:widows="1"/>
    </style:style>
    <style:style style:name="P142" style:family="paragraph" style:parent-style-name="Preformatted_20_Text">
      <style:paragraph-properties fo:widows="1"/>
      <style:text-properties officeooo:paragraph-rsid="0053a178"/>
    </style:style>
    <style:style style:name="P143" style:family="paragraph" style:parent-style-name="Preformatted_20_Text">
      <style:paragraph-properties fo:widows="1"/>
      <style:text-properties officeooo:rsid="000e0991" officeooo:paragraph-rsid="000e0991"/>
    </style:style>
    <style:style style:name="P144" style:family="paragraph" style:parent-style-name="Preformatted_20_Text">
      <style:paragraph-properties fo:widows="1"/>
      <style:text-properties fo:font-weight="bold" officeooo:rsid="001654df" officeooo:paragraph-rsid="001654df" style:font-weight-asian="bold" style:font-weight-complex="bold"/>
    </style:style>
    <style:style style:name="P145" style:family="paragraph" style:parent-style-name="Preformatted_20_Text">
      <style:paragraph-properties fo:widows="1"/>
      <style:text-properties fo:font-weight="bold" officeooo:rsid="001654df" officeooo:paragraph-rsid="0035ddfe" style:font-weight-asian="bold" style:font-weight-complex="bold"/>
    </style:style>
    <style:style style:name="P146" style:family="paragraph" style:parent-style-name="Preformatted_20_Text">
      <style:paragraph-properties fo:widows="1"/>
      <style:text-properties fo:font-weight="normal" officeooo:rsid="001654df" officeooo:paragraph-rsid="001654df" style:font-weight-asian="normal" style:font-weight-complex="normal"/>
    </style:style>
    <style:style style:name="P147" style:family="paragraph" style:parent-style-name="Preformatted_20_Text">
      <style:paragraph-properties fo:widows="1"/>
      <style:text-properties fo:font-weight="normal" officeooo:rsid="00181a85" officeooo:paragraph-rsid="00181a85" style:font-weight-asian="normal" style:font-weight-complex="normal"/>
    </style:style>
    <style:style style:name="P148" style:family="paragraph" style:parent-style-name="Preformatted_20_Text">
      <style:paragraph-properties fo:widows="1"/>
      <style:text-properties officeooo:rsid="001b7fd4" officeooo:paragraph-rsid="001b7fd4"/>
    </style:style>
    <style:style style:name="P149" style:family="paragraph" style:parent-style-name="Preformatted_20_Text">
      <style:paragraph-properties fo:widows="1"/>
      <style:text-properties fo:font-style="normal" officeooo:rsid="001b7fd4" officeooo:paragraph-rsid="001b7fd4" style:font-style-asian="normal" style:font-style-complex="normal"/>
    </style:style>
    <style:style style:name="P150"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151"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152" style:family="paragraph" style:parent-style-name="Preformatted_20_Text">
      <style:paragraph-properties fo:widows="1"/>
      <style:text-properties fo:font-size="12pt" fo:font-weight="bold" officeooo:rsid="00401c55" officeooo:paragraph-rsid="00401c55" style:font-size-asian="12pt" style:font-weight-asian="bold" style:font-size-complex="12pt" style:font-weight-complex="bold"/>
    </style:style>
    <style:style style:name="P153"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154"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155" style:family="paragraph" style:parent-style-name="Preformatted_20_Text">
      <style:text-properties fo:font-variant="normal" fo:text-transform="none" fo:color="#000000" fo:font-size="12pt" fo:letter-spacing="normal" fo:font-style="normal" fo:font-weight="bold" officeooo:rsid="000cac63" officeooo:paragraph-rsid="000d342a" style:font-size-asian="12pt" style:font-weight-asian="bold" style:font-size-complex="12pt" style:font-weight-complex="bold"/>
    </style:style>
    <style:style style:name="P1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1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1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904723" officeooo:paragraph-rsid="00904723" style:font-size-asian="10pt" style:font-style-asian="normal" style:font-weight-asian="bold" style:font-size-complex="10pt" style:font-style-complex="normal" style:font-weight-complex="bold"/>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1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1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1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1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1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10pt" style:font-style-asian="normal" style:font-weight-asian="normal" style:font-size-complex="10pt" style:font-style-complex="normal" style:font-weight-complex="normal"/>
    </style:style>
    <style:style style:name="P1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1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1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1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1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1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font-weight="bold" officeooo:rsid="0039668b" style:font-weight-asian="bold" style:font-weight-complex="bold"/>
    </style:style>
    <style:style style:name="T5" style:family="text">
      <style:text-properties fo:font-weight="bold" officeooo:rsid="003dc580" style:font-weight-asian="bold" style:font-weight-complex="bold"/>
    </style:style>
    <style:style style:name="T6" style:family="text">
      <style:text-properties fo:font-weight="bold" officeooo:rsid="00432e9f" style:font-weight-asian="bold" style:font-weight-complex="bold"/>
    </style:style>
    <style:style style:name="T7" style:family="text">
      <style:text-properties fo:font-weight="bold" officeooo:rsid="006fdf64" style:font-weight-asian="bold" style:font-weight-complex="bold"/>
    </style:style>
    <style:style style:name="T8" style:family="text">
      <style:text-properties fo:font-weight="bold" officeooo:rsid="0071371d"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style:font-size-asian="8.75pt" style:font-weight-asian="bold" style:font-weight-complex="bold"/>
    </style:style>
    <style:style style:name="T11" style:family="text">
      <style:text-properties fo:font-weight="bold" officeooo:rsid="004e71d6" style:font-size-asian="8.75pt" style:font-weight-asian="bold" style:font-weight-complex="bold"/>
    </style:style>
    <style:style style:name="T12" style:family="text">
      <style:text-properties fo:color="#ff6600"/>
    </style:style>
    <style:style style:name="T13" style:family="text">
      <style:text-properties fo:color="#ff6600" fo:background-color="transparent" loext:char-shading-value="0"/>
    </style:style>
    <style:style style:name="T14" style:family="text">
      <style:text-properties fo:color="#ff6600" fo:font-style="italic" style:font-style-asian="italic" style:font-style-complex="italic"/>
    </style:style>
    <style:style style:name="T15" style:family="text">
      <style:text-properties fo:color="#ff3333"/>
    </style:style>
    <style:style style:name="T16" style:family="text">
      <style:text-properties officeooo:rsid="0015ce82"/>
    </style:style>
    <style:style style:name="T17" style:family="text">
      <style:text-properties officeooo:rsid="001654df"/>
    </style:style>
    <style:style style:name="T18" style:family="text">
      <style:text-properties officeooo:rsid="00181a85"/>
    </style:style>
    <style:style style:name="T19" style:family="text">
      <style:text-properties fo:font-style="normal" style:font-style-asian="normal" style:font-style-complex="normal"/>
    </style:style>
    <style:style style:name="T20" style:family="text">
      <style:text-properties style:font-style-asian="normal" style:font-style-complex="normal"/>
    </style:style>
    <style:style style:name="T21" style:family="text">
      <style:text-properties officeooo:rsid="003dc580" style:font-style-asian="normal" style:font-style-complex="normal"/>
    </style:style>
    <style:style style:name="T22" style:family="text">
      <style:text-properties style:text-underline-style="none"/>
    </style:style>
    <style:style style:name="T23" style:family="text">
      <style:text-properties style:text-underline-style="none" style:font-style-asian="normal" style:font-style-complex="normal"/>
    </style:style>
    <style:style style:name="T24" style:family="text">
      <style:text-properties style:text-underline-style="none" officeooo:rsid="001b3687" style:font-style-asian="normal" style:font-style-complex="normal"/>
    </style:style>
    <style:style style:name="T25" style:family="text">
      <style:text-properties style:text-underline-style="none" officeooo:rsid="001b7fd4" style:font-style-asian="normal" style:font-style-complex="normal"/>
    </style:style>
    <style:style style:name="T26" style:family="text">
      <style:text-properties officeooo:rsid="0018926e"/>
    </style:style>
    <style:style style:name="T27" style:family="text">
      <style:text-properties officeooo:rsid="001ec1bc"/>
    </style:style>
    <style:style style:name="T28" style:family="text">
      <style:text-properties officeooo:rsid="001fa443"/>
    </style:style>
    <style:style style:name="T29" style:family="text">
      <style:text-properties officeooo:rsid="0021335c"/>
    </style:style>
    <style:style style:name="T30" style:family="text">
      <style:text-properties officeooo:rsid="002299d6"/>
    </style:style>
    <style:style style:name="T31" style:family="text">
      <style:text-properties officeooo:rsid="0022d9bf"/>
    </style:style>
    <style:style style:name="T32" style:family="text">
      <style:text-properties style:text-line-through-style="none" style:text-line-through-type="none"/>
    </style:style>
    <style:style style:name="T33" style:family="text">
      <style:text-properties style:text-line-through-style="none" style:text-line-through-type="none" officeooo:rsid="00246bd5"/>
    </style:style>
    <style:style style:name="T34" style:family="text">
      <style:text-properties style:text-line-through-style="none" style:text-line-through-type="none" officeooo:rsid="00251c44"/>
    </style:style>
    <style:style style:name="T35" style:family="text">
      <style:text-properties style:text-line-through-style="none" style:text-line-through-type="none" officeooo:rsid="0022d9bf"/>
    </style:style>
    <style:style style:name="T36" style:family="text">
      <style:text-properties style:text-line-through-style="none" style:text-line-through-type="none" officeooo:rsid="002c24a8"/>
    </style:style>
    <style:style style:name="T37" style:family="text">
      <style:text-properties style:text-line-through-style="none" style:text-line-through-type="none" officeooo:rsid="0030112f"/>
    </style:style>
    <style:style style:name="T38" style:family="text">
      <style:text-properties style:text-line-through-style="none" style:text-line-through-type="none" fo:font-style="italic" style:font-style-asian="italic" style:font-style-complex="italic"/>
    </style:style>
    <style:style style:name="T39" style:family="text">
      <style:text-properties style:text-line-through-style="none" style:text-line-through-type="none" officeooo:rsid="00325193"/>
    </style:style>
    <style:style style:name="T40" style:family="text">
      <style:text-properties officeooo:rsid="00251c44"/>
    </style:style>
    <style:style style:name="T41" style:family="text">
      <style:text-properties fo:font-size="11pt" style:font-size-asian="11pt" style:font-style-asian="normal" style:font-size-complex="11pt" style:font-style-complex="normal"/>
    </style:style>
    <style:style style:name="T42" style:family="text">
      <style:text-properties fo:font-size="11pt" officeooo:rsid="001c576e" style:font-size-asian="11pt" style:font-style-asian="normal" style:font-size-complex="11pt" style:font-style-complex="normal"/>
    </style:style>
    <style:style style:name="T43" style:family="text">
      <style:text-properties officeooo:rsid="0026f4d1"/>
    </style:style>
    <style:style style:name="T44" style:family="text">
      <style:text-properties officeooo:rsid="002daab9"/>
    </style:style>
    <style:style style:name="T45" style:family="text">
      <style:text-properties officeooo:rsid="002dac86"/>
    </style:style>
    <style:style style:name="T46" style:family="text">
      <style:text-properties officeooo:rsid="002e671c"/>
    </style:style>
    <style:style style:name="T47" style:family="text">
      <style:text-properties fo:font-size="12pt" officeooo:rsid="00199789" style:font-size-asian="12pt" style:font-size-complex="12pt"/>
    </style:style>
    <style:style style:name="T48" style:family="text">
      <style:text-properties fo:font-size="12pt" officeooo:rsid="000cac63" style:font-size-asian="12pt" style:font-size-complex="12pt"/>
    </style:style>
    <style:style style:name="T49" style:family="text">
      <style:text-properties fo:font-size="12pt" officeooo:rsid="0018c981" style:font-size-asian="12pt" style:font-size-complex="12pt"/>
    </style:style>
    <style:style style:name="T50" style:family="text">
      <style:text-properties officeooo:rsid="00336440"/>
    </style:style>
    <style:style style:name="T51" style:family="text">
      <style:text-properties officeooo:rsid="0034e062"/>
    </style:style>
    <style:style style:name="T52" style:family="text">
      <style:text-properties fo:font-style="italic" style:font-style-asian="italic" style:font-style-complex="italic"/>
    </style:style>
    <style:style style:name="T53" style:family="text">
      <style:text-properties officeooo:rsid="0037d586"/>
    </style:style>
    <style:style style:name="T54" style:family="text">
      <style:text-properties officeooo:rsid="0039668b"/>
    </style:style>
    <style:style style:name="T55" style:family="text">
      <style:text-properties officeooo:rsid="003bcf98"/>
    </style:style>
    <style:style style:name="T56" style:family="text">
      <style:text-properties fo:font-size="22pt" style:font-size-asian="22pt" style:font-size-complex="22pt"/>
    </style:style>
    <style:style style:name="T57" style:family="text">
      <style:text-properties officeooo:rsid="004abc2a"/>
    </style:style>
    <style:style style:name="T58" style:family="text">
      <style:text-properties officeooo:rsid="004d75c1"/>
    </style:style>
    <style:style style:name="T59" style:family="text">
      <style:text-properties officeooo:rsid="004e71d6"/>
    </style:style>
    <style:style style:name="T60" style:family="text">
      <style:text-properties officeooo:rsid="00518636"/>
    </style:style>
    <style:style style:name="T61" style:family="text">
      <style:text-properties officeooo:rsid="00572227"/>
    </style:style>
    <style:style style:name="T62" style:family="text">
      <style:text-properties officeooo:rsid="00591e32"/>
    </style:style>
    <style:style style:name="T63" style:family="text">
      <style:text-properties style:font-size-asian="8.75pt"/>
    </style:style>
    <style:style style:name="T64" style:family="text">
      <style:text-properties officeooo:rsid="004e71d6" style:font-size-asian="8.75pt"/>
    </style:style>
    <style:style style:name="T65" style:family="text">
      <style:text-properties officeooo:rsid="005d19dd" style:font-size-asian="8.75pt"/>
    </style:style>
    <style:style style:name="T66" style:family="text">
      <style:text-properties officeooo:rsid="005fed12" style:font-size-asian="8.75pt"/>
    </style:style>
    <style:style style:name="T67" style:family="text">
      <style:text-properties officeooo:rsid="006fdf64" style:font-size-asian="8.75pt"/>
    </style:style>
    <style:style style:name="T68" style:family="text">
      <style:text-properties officeooo:rsid="0074ebfa" style:font-size-asian="8.75pt"/>
    </style:style>
    <style:style style:name="T69" style:family="text">
      <style:text-properties officeooo:rsid="008d189f" style:font-size-asian="8.75pt"/>
    </style:style>
    <style:style style:name="T70" style:family="text">
      <style:text-properties officeooo:rsid="00904723" style:font-size-asian="8.75pt"/>
    </style:style>
    <style:style style:name="T71" style:family="text">
      <style:text-properties officeooo:rsid="00966d42" style:font-size-asian="8.75pt"/>
    </style:style>
    <style:style style:name="T72" style:family="text">
      <style:text-properties officeooo:rsid="00979226" style:font-size-asian="8.75pt"/>
    </style:style>
    <style:style style:name="T73" style:family="text">
      <style:text-properties officeooo:rsid="005aa3e2"/>
    </style:style>
    <style:style style:name="T74" style:family="text">
      <style:text-properties officeooo:rsid="005bd140"/>
    </style:style>
    <style:style style:name="T75" style:family="text">
      <style:text-properties officeooo:rsid="005d1ab3"/>
    </style:style>
    <style:style style:name="T76" style:family="text">
      <style:text-properties officeooo:rsid="005f09a5"/>
    </style:style>
    <style:style style:name="T77" style:family="text">
      <style:text-properties officeooo:rsid="005f812b"/>
    </style:style>
    <style:style style:name="T78" style:family="text">
      <style:text-properties officeooo:rsid="00616ff4"/>
    </style:style>
    <style:style style:name="T79" style:family="text">
      <style:text-properties officeooo:rsid="00624a77"/>
    </style:style>
    <style:style style:name="T80" style:family="text">
      <style:text-properties officeooo:rsid="0065b624"/>
    </style:style>
    <style:style style:name="T81" style:family="text">
      <style:text-properties officeooo:rsid="0066d55f"/>
    </style:style>
    <style:style style:name="T82" style:family="text">
      <style:text-properties officeooo:rsid="006fdf64"/>
    </style:style>
    <style:style style:name="T83" style:family="text">
      <style:text-properties officeooo:rsid="0070a24e"/>
    </style:style>
    <style:style style:name="T84" style:family="text">
      <style:text-properties officeooo:rsid="00762570"/>
    </style:style>
    <style:style style:name="T85" style:family="text">
      <style:text-properties officeooo:rsid="00804473"/>
    </style:style>
    <style:style style:name="T86" style:family="text">
      <style:text-properties officeooo:rsid="00873497"/>
    </style:style>
    <style:style style:name="T87" style:family="text">
      <style:text-properties officeooo:rsid="008b485c"/>
    </style:style>
    <style:style style:name="T88" style:family="text">
      <style:text-properties officeooo:rsid="008f26e1"/>
    </style:style>
    <style:style style:name="T89" style:family="text">
      <style:text-properties officeooo:rsid="00904723"/>
    </style:style>
    <style:style style:name="T90" style:family="text">
      <style:text-properties officeooo:rsid="0090f2f6"/>
    </style:style>
    <style:style style:name="T91" style:family="text">
      <style:text-properties officeooo:rsid="00922ebf"/>
    </style:style>
    <style:style style:name="T92" style:family="text">
      <style:text-properties fo:font-weight="normal" style:font-weight-asian="normal" style:font-weight-complex="normal"/>
    </style:style>
    <style:style style:name="T93" style:family="text">
      <style:text-properties officeooo:rsid="00942a8b"/>
    </style:style>
    <style:style style:name="T94" style:family="text">
      <style:text-properties officeooo:rsid="0098e0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Archphile Manual <text:span text:style-name="T56">V.0.1</text:span></text:p>
      <text:p text:style-name="P97"/>
      <text:p text:style-name="P25">(minimum requirement<text:span text:style-name="T29">s</text:span> – Archphile 0.99.7<text:span text:style-name="T44">2</text:span> alph<text:span text:style-name="T45">a</text:span>)</text:p>
      <text:p text:style-name="P25"/>
      <text:p text:style-name="P25"/>
      <text:p text:style-name="P25"/>
      <text:p text:style-name="P25"/>
      <text:p text:style-name="P25"/>
      <text:p text:style-name="P25"/>
      <text:p text:style-name="P25"/>
      <text:p text:style-name="P99">Authored by Mike Andonov</text:p>
      <text:p text:style-name="P99">info@archphile.or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100">Table Of Conten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5"/>
      <text:p text:style-name="P25"/>
      <text:p text:style-name="P25"/>
      <text:p text:style-name="P25"/>
      <text:p text:style-name="P45"/>
      <text:p text:style-name="P154"><text:soft-page-break/><text:span text:style-name="T6">I</text:span><text:span text:style-name="T1">ntroduction</text:span></text:p>
      <text:p text:style-name="P154"><text:span text:style-name="T1"/></text:p>
      <text:p text:style-name="P32"><text:span text:style-name="T6"/></text:p>
      <text:p text:style-name="P32"><text:span text:style-name="T6">A</text:span><text:span text:style-name="T1">rchphile</text:span> is an <text:span text:style-name="T1">ArchlinuxARM </text:span><text:span text:style-name="T5">(https://archlinuxarm.org)</text:span> based Linux distribution with additonal packages and configuration in order to transform your board to a k.i.s.s. <text:span text:style-name="T21">(keep it simple, stupid!)</text:span> computer transport.</text:p>
      <text:p text:style-name="P31"/>
      <text:p text:style-name="P31">It currently supports All Armv7/Armv8 Raspberry Pi and Odroi<text:span text:style-name="T46">d</text:span> C2 devices.</text:p>
      <text:p text:style-name="P31"/>
      <text:p text:style-name="P37">Archphile uses <text:span text:style-name="T1">MPD</text:span> <text:span text:style-name="T85">[</text:span>Music Player Daemon<text:span text:style-name="T85">](</text:span><text:a xlink:type="simple" xlink:href="https://www.musicpd.org/" text:style-name="Internet_20_link" text:visited-style-name="Visited_20_Internet_20_Link">https://www.musicpd.org</text:a><text:span text:style-name="T85">).</text:span></text:p>
      <text:p text:style-name="P36"/>
      <text:p text:style-name="P36"/>
      <text:p text:style-name="P36"><text:span text:style-name="T1">MPD</text:span> is a media player that acts as a network server and needs a client to use it with.</text:p>
      <text:p text:style-name="P36"/>
      <text:p text:style-name="P36">Archphile uses <text:span text:style-name="T1">YMPD</text:span> (<text:a xlink:type="simple" xlink:href="https://ympd.org/" text:style-name="Internet_20_link" text:visited-style-name="Visited_20_Internet_20_Link">https://ympd.org</text:a>) web <text:span text:style-name="T80">client </text:span>by default. However you can use it with any other <text:span text:style-name="T86">available </text:span>MPD client.</text:p>
      <text:p text:style-name="P38"/>
      <text:p text:style-name="P31"/>
      <text:p text:style-name="P31">Below you will find most of the information needed in order to sucessfully configure your <text:span text:style-name="T81">board with Archphile</text:span>. <text:s/></text:p>
      <text:p text:style-name="P31"/>
      <text:p text:style-name="P32">Please note that you will need <text:span text:style-name="T16">to </text:span><text:span text:style-name="T2">connect via ssh</text:span><text:span text:style-name="T16"> in order to apply all required changes.</text:span></text:p>
      <text:p text:style-name="P32"/>
      <text:p text:style-name="P32"/>
      <text:p text:style-name="P32"/>
      <text:p text:style-name="P22">Connect Via SSH</text:p>
      <text:p text:style-name="P32"/>
      <text:p text:style-name="P34">Connecting via ssh is pretty easy. If you use Windows you will need <text:span text:style-name="T1">putty:</text:span></text:p>
      <text:p text:style-name="P46"/>
      <text:p text:style-name="P46"><text:s/></text:p>
      <text:p text:style-name="P14"><text:a xlink:type="simple" xlink:href="https://www.putty.org/" text:style-name="Internet_20_link" text:visited-style-name="Visited_20_Internet_20_Link"><text:span text:style-name="T22">https://www.putty.org</text:span></text:a></text:p>
      <text:p text:style-name="P16"/>
      <text:p text:style-name="P14"/>
      <text:p text:style-name="P8">Linux and Mac os X users can simply use a <text:span text:style-name="T1">terminal application</text:span> and connect (<text:span text:style-name="T52">assumming that Archphile uses the ip </text:span><text:span text:style-name="T14">192.168.1.142</text:span>) using the following command:</text:p>
      <text:p text:style-name="P7"/>
      <text:p text:style-name="P7"><text:s/></text:p>
      <text:p text:style-name="P107">ssh root@192.168.1.1<text:span text:style-name="T55">42</text:span></text:p>
      <text:p text:style-name="P145"/>
      <text:p text:style-name="P152"/>
      <text:p text:style-name="P152"/>
      <text:p text:style-name="P152">File editing with nano</text:p>
      <text:p text:style-name="P112"/>
      <text:p text:style-name="P7">Another very useful tool is <text:span text:style-name="T1">nano</text:span> editor. Archphile configuration is based on <text:span text:style-name="T53">plain </text:span>text file editing. <text:span text:style-name="T53">For this purpose you will need an editor. As an example, lets say you want to edit etc/mpd.conf file. All you need to do is:</text:span></text:p>
      <text:p text:style-name="P7"/>
      <text:p text:style-name="P7"/>
      <text:p text:style-name="P108">nano /<text:span text:style-name="T20">etc/mpd.conf</text:span></text:p>
      <text:p text:style-name="P15"/>
      <text:p text:style-name="P9"/>
      <text:p text:style-name="P9">When <text:span text:style-name="T54">you</text:span> finish editing <text:span text:style-name="T54">the file, press </text:span><text:span text:style-name="T4">CTRL + X</text:span><text:span text:style-name="T54">, then press </text:span><text:span text:style-name="T4">y</text:span><text:span text:style-name="T54"> and </text:span><text:span text:style-name="T4">ENTER </text:span><text:span text:style-name="T54">and that’s it. Your edited file is now saved!</text:span></text:p>
      <text:p text:style-name="P9"/>
      <text:p text:style-name="P9"/>
      <text:p text:style-name="P9"/>
      <text:p text:style-name="P155"><text:soft-page-break/></text:p>
      <text:p text:style-name="P23">Systemd services</text:p>
      <text:p text:style-name="P23"/>
      <text:p text:style-name="P35">Most of the programs found in archhpile are handled via systemd services. Some useful commands are:</text:p>
      <text:p text:style-name="P35"/>
      <text:p text:style-name="P114">systemctl enable|reenable|disable|start|stop<text:span text:style-name="T60">|restart</text:span> &lt;blabla&gt;</text:p>
      <text:p text:style-name="P24"/>
      <text:p text:style-name="P40">where <text:span text:style-name="T1">&lt;blabla&gt;</text:span> canbe mpd, ympd, upmpdcli, shairport etc..</text:p>
      <text:p text:style-name="P40"/>
      <text:p text:style-name="P40"/>
      <text:p text:style-name="P41"/>
      <text:p text:style-name="P40"/>
      <text:p text:style-name="P17"/>
      <text:p text:style-name="P17">1. <text:span text:style-name="T17">System Configuration</text:span></text:p>
      <text:p text:style-name="P141"/>
      <text:p text:style-name="P150">1.1 Root Password</text:p>
      <text:p text:style-name="P144"/>
      <text:p text:style-name="P146">The default password for <text:span text:style-name="T1">root</text:span> is <text:span text:style-name="T1">archphile. </text:span>It is strongly recommended that you change this password the firsr time you boot Archphile. This can be done using the following command</text:p>
      <text:p text:style-name="P146"/>
      <text:p text:style-name="P105">passwd</text:p>
      <text:p text:style-name="P151"/>
      <text:p text:style-name="P151"/>
      <text:p text:style-name="P151"/>
      <text:p text:style-name="P151">1.2 Timezone and NTP server configuration</text:p>
      <text:p text:style-name="P144"/>
      <text:p text:style-name="P147">Timezone/NTP default settings are set up for the country I live in. If you want to change them you will need to do the following:</text:p>
      <text:p text:style-name="P147"/>
      <text:p text:style-name="P106">rm /etc/localtime</text:p>
      <text:p text:style-name="P144"/>
      <text:p text:style-name="P147">and then link to the appropriate time zone.</text:p>
      <text:p text:style-name="P147"/>
      <text:p text:style-name="P106">ln -s /usr/share/zoneinfo/Europe/Athens /etc/localtime</text:p>
      <text:p text:style-name="P144"/>
      <text:p text:style-name="P5">The above command is just an example. If you want to explore all available locations, please use the following command:</text:p>
      <text:p text:style-name="P3"/>
      <text:p text:style-name="P106">ls -la /usr/share/zoneinfo</text:p>
      <text:p text:style-name="P1"/>
      <text:p text:style-name="P1"/>
      <text:p text:style-name="P5">In order to change NTP servers, you will need to edit the following file:</text:p>
      <text:p text:style-name="P5"/>
      <text:p text:style-name="P106">rm /etc/ntp.conf</text:p>
      <text:p text:style-name="P1"/>
      <text:p text:style-name="P18"/>
      <text:p text:style-name="P18"/>
      <text:p text:style-name="P18"><text:span text:style-name="T26">2</text:span>. <text:span text:style-name="T18">Network configuration</text:span></text:p>
      <text:p text:style-name="P1"/>
      <text:p text:style-name="P1">Default network configuration uses dhcp. It's strongly recommended to change to static ip. In order to do this you must edit the following file:</text:p>
      <text:p text:style-name="P141"/>
      <text:p text:style-name="P102">nano /etc/netctl/<text:span text:style-name="T18">archphile</text:span>-network</text:p>
      <text:p text:style-name="P141"/>
      <text:p text:style-name="P141"/>
      <text:p text:style-name="P1"><text:soft-page-break/></text:p>
      <text:p text:style-name="P1">The <text:span text:style-name="T18">active configuration by default (for DHCP) is the following</text:span></text:p>
      <text:p text:style-name="P141"/>
      <text:p text:style-name="P102">Description='A basic dhcp ethernet connection'</text:p>
      <text:p text:style-name="P102">Interface=eth0</text:p>
      <text:p text:style-name="P102">Connection=ethernet</text:p>
      <text:p text:style-name="P102">IP=dhcp</text:p>
      <text:p text:style-name="P102">ExecUpPost='/usr/bin/ntpd -gq || true'</text:p>
      <text:p text:style-name="P1"/>
      <text:p text:style-name="P1"/>
      <text:p text:style-name="P1">Lets assume that the ip of your router is <text:span text:style-name="T13">192.168.1.1</text:span> and you want to use <text:span text:style-name="T18">the </text:span><text:span text:style-name="T3">static ip</text:span> <text:span text:style-name="T12">192.168.1.142</text:span> for the <text:span text:style-name="T18">Archphile</text:span> machine. The first step is to comment the dhcp section. Now, uncomment the static ip network and change the ips to match your setup:</text:p>
      <text:p text:style-name="P1"/>
      <text:p text:style-name="P141"/>
      <text:p text:style-name="P102">#Description='A basic dhcp ethernet connection'</text:p>
      <text:p text:style-name="P102">#Interface=eth0</text:p>
      <text:p text:style-name="P102">#Connection=ethernet</text:p>
      <text:p text:style-name="P102">#IP=dhcp</text:p>
      <text:p text:style-name="P102">#ExecUpPost='/usr/bin/ntpd -gq || true'</text:p>
      <text:p text:style-name="P102"/>
      <text:p text:style-name="P102">Description='A basic ethernet connection with static ip'</text:p>
      <text:p text:style-name="P102">Interface=eth0</text:p>
      <text:p text:style-name="P102">Connection=ethernet</text:p>
      <text:p text:style-name="P102">IP=static</text:p>
      <text:p text:style-name="P102">Address=('192.168.1.142/24')</text:p>
      <text:p text:style-name="P102">Gateway='192.168.1.1'</text:p>
      <text:p text:style-name="P102">ExecUpPost='/usr/bin/ntpd -gq || true'</text:p>
      <text:p text:style-name="P141"/>
      <text:p text:style-name="P2">Save with <text:span text:style-name="T15">CTRL+X</text:span>, then press <text:span text:style-name="T15">Y </text:span>and <text:span text:style-name="T15">ENTER</text:span>. </text:p>
      <text:p text:style-name="P2"/>
      <text:p text:style-name="P2"/>
      <text:p text:style-name="P2">The last step is to reenable <text:span text:style-name="T18">archphile</text:span>-network:</text:p>
      <text:p text:style-name="P141"/>
      <text:p text:style-name="P102">netctl reenable <text:span text:style-name="T18">archphile</text:span>-network</text:p>
      <text:p text:style-name="P141"/>
      <text:p text:style-name="P1"/>
      <text:p text:style-name="P1"/>
      <text:p text:style-name="P4">Now reboot with:</text:p>
      <text:p text:style-name="P4"/>
      <text:p text:style-name="P101">systemctl reboot</text:p>
      <text:p text:style-name="P11"/>
      <text:p text:style-name="P11"/>
      <text:p text:style-name="P11"/>
      <text:p text:style-name="P11"/>
      <text:p text:style-name="P11"/>
      <text:p text:style-name="P11"/>
      <text:p text:style-name="P11"/>
      <text:p text:style-name="P12"><text:span text:style-name="T47">3</text:span><text:span text:style-name="T48">. </text:span><text:span text:style-name="T49">NAS Configuration</text:span></text:p>
      <text:p text:style-name="P19"/>
      <text:p text:style-name="P42"/>
      <text:p text:style-name="P26">3.1 Samba Shares</text:p>
      <text:p text:style-name="P33"/>
      <text:p text:style-name="P33">Archphile supports samba/cifs/nfs by default. However there is no automated tool to configure the NAS. The only needed action is the editing of <text:span text:style-name="T23">the following file:</text:span></text:p>
      <text:p text:style-name="P47"/>
      <text:p text:style-name="P115">nano /etc/fstab</text:p>
      <text:p text:style-name="P47"/>
      <text:p text:style-name="P11"><text:soft-page-break/></text:p>
      <text:p text:style-name="P13">Example:</text:p>
      <text:p text:style-name="P13"/>
      <text:p text:style-name="P6">Lets assume that you use a NAS with a static IP <text:span text:style-name="T1">192.168.1.150.</text:span>The folder served is <text:span text:style-name="T1">music </text:span>and it is configured as public. All you need to do for this case is edit fstab and put all this information in the “Public Share” example:</text:p>
      <text:p text:style-name="P6"/>
      <text:p text:style-name="P1"/>
      <text:p text:style-name="P113"><text:span text:style-name="T24">//</text:span><text:span text:style-name="T25">192.168.1.150</text:span><text:span text:style-name="T24">/</text:span><text:span text:style-name="T25">music</text:span><text:span text:style-name="T24"> /mnt/nas-samba cifs vers=1.0,guest,ro,uid=mpd,gid=audio,iocharset=utf8,nolock,noauto,x-systemd.automount,x-systemd.device-timeout=10,sec=ntlm</text:span></text:p>
      <text:p text:style-name="P141"/>
      <text:p text:style-name="P141"/>
      <text:p text:style-name="P141"/>
      <text:p text:style-name="P142"/>
      <text:p text:style-name="P142"/>
      <text:p text:style-name="P148">If this share was not public, you would need to use the next example found in fstab and put your username and password:</text:p>
      <text:p text:style-name="P141"/>
      <text:p text:style-name="P113"><text:span text:style-name="T24">//</text:span><text:span text:style-name="T25">192.168.1.150</text:span><text:span text:style-name="T24">/</text:span><text:span text:style-name="T25">music</text:span><text:span text:style-name="T24"> /mnt/nas-samba cifs vers=1.0,username=</text:span><text:span text:style-name="T25">yourusername</text:span><text:span text:style-name="T24">,password=</text:span><text:span text:style-name="T25">yourpassword</text:span><text:span text:style-name="T24">,ro,uid=mpd,gid=audio,iocharset=utf8,nolock,noauto,x-systemd.automount,x-systemd.device-timeout=10,sec=ntlm</text:span></text:p>
      <text:p text:style-name="P141"/>
      <text:p text:style-name="P148">If you compare this line with the one found in <text:span text:style-name="T19">fstab, you will notice that rsize and wsize are missing. I suggest you to do the same, unless you know what you are doing and you want to bybass default lines.</text:span></text:p>
      <text:p text:style-name="P149"/>
      <text:p text:style-name="P149"/>
      <text:p text:style-name="P149"/>
      <text:p text:style-name="P149"/>
      <text:p text:style-name="P149"/>
      <text:p text:style-name="P149"/>
      <text:p text:style-name="P149"/>
      <text:p text:style-name="P43"><text:span text:style-name="T41">3.</text:span><text:span text:style-name="T42">2</text:span><text:span text:style-name="T41"> </text:span><text:span text:style-name="T42">NFS</text:span><text:span text:style-name="T41"> Shares</text:span><text:span text:style-name="T20"> </text:span></text:p>
      <text:p text:style-name="P140"/>
      <text:p text:style-name="P140">(to be updated)</text:p>
      <text:p text:style-name="P149"/>
      <text:p text:style-name="P141"/>
      <text:p text:style-name="P27">3.<text:span text:style-name="T43">3</text:span> <text:span text:style-name="T27">USB Disk Sharing</text:span></text:p>
      <text:p text:style-name="P44"/>
      <text:p text:style-name="P39">If you use a usb disk with your board, you can use Archphile in order to serve it on your local network. <text:span text:style-name="T28">All you need to do is the following:</text:span></text:p>
      <text:p text:style-name="P141"/>
      <text:p text:style-name="P102">systemctl start smbd nmbd</text:p>
      <text:p text:style-name="P103">systemctl <text:span text:style-name="T27">enable</text:span> smbd nmbd</text:p>
      <text:p text:style-name="P141"/>
      <text:p text:style-name="P10">If you want to stop and disable this feature, you can use the following commands:</text:p>
      <text:p text:style-name="P10"/>
      <text:p text:style-name="P104">systemctl st<text:span text:style-name="T28">op</text:span> smbd nmbd</text:p>
      <text:p text:style-name="P104">systemctl <text:span text:style-name="T28">disable</text:span> smbd nmbd</text:p>
      <text:p text:style-name="P1"/>
      <text:p text:style-name="P141"/>
      <text:p text:style-name="P143"/>
      <text:p text:style-name="P143"/>
      <text:p text:style-name="P143"/>
      <text:p text:style-name="P143"/>
      <text:p text:style-name="P143"/>
      <text:p text:style-name="P143"/>
      <text:p text:style-name="P143"/>
      <text:p text:style-name="P143"/>
      <text:p text:style-name="P20"><text:soft-page-break/><text:span text:style-name="T31">4</text:span>. <text:span text:style-name="T30">MPD </text:span></text:p>
      <text:p text:style-name="P20"/>
      <text:p text:style-name="P28"><text:span text:style-name="T31">4</text:span>.1 <text:span text:style-name="T31">Packages</text:span></text:p>
      <text:p text:style-name="P21"/>
      <text:p text:style-name="P48">Archphile offers various MPD (Music Player Daemon) packages:</text:p>
      <text:p text:style-name="P48"/>
      <text:p text:style-name="P48"><text:span text:style-name="T1">- mpd-archphile</text:span> </text:p>
      <text:p text:style-name="P48"/>
      <text:p text:style-name="P48">this is the default Archphile package. It has most of the features needed for the average user. The major difference with other packages is that it has ffmpeg support, so that you can listen to alac or other exotic files.</text:p>
      <text:p text:style-name="P48"/>
      <text:p text:style-name="P51">- mpd-archphile-minimal</text:p>
      <text:p text:style-name="P51"/>
      <text:p text:style-name="P48">this is a stripped down version of the default file. Amongst others, it does not provide ffmpeg support.</text:p>
      <text:p text:style-name="P48"/>
      <text:p text:style-name="P48"/>
      <text:p text:style-name="P51">- mpd-archphile-sacd</text:p>
      <text:p text:style-name="P51"/>
      <text:p text:style-name="P48">This package offers an MPD <text:span text:style-name="T1">FORK </text:span>with SACD ISO support.</text:p>
      <text:p text:style-name="P48"/>
      <text:p text:style-name="P48"/>
      <text:p text:style-name="P48">All Archphile image come with mpd-archphile. If you want to install any of the rest you must do the following:</text:p>
      <text:p text:style-name="P48"/>
      <text:p text:style-name="P109">pacman -<text:span text:style-name="T33">Sy mpd-archphile-</text:span><text:span text:style-name="T34">minimal</text:span></text:p>
      <text:p text:style-name="P116">systemctl <text:span text:style-name="T40">reenable mpd</text:span></text:p>
      <text:p text:style-name="P119">systemctl restart mpd</text:p>
      <text:p text:style-name="P48"/>
      <text:p text:style-name="P49">or</text:p>
      <text:p text:style-name="P48"/>
      <text:p text:style-name="P110">pacman -<text:span text:style-name="T33">Sy mpd-archphile-</text:span><text:span text:style-name="T34">sacd</text:span></text:p>
      <text:p text:style-name="P117">systemctl <text:span text:style-name="T40">reenable mpd</text:span></text:p>
      <text:p text:style-name="P120">systemctl restart mpd</text:p>
      <text:p text:style-name="P52"/>
      <text:p text:style-name="P53">in order to re-install the officiall package:</text:p>
      <text:p text:style-name="P52"/>
      <text:p text:style-name="P111">pacman -<text:span text:style-name="T33">Sy mpd-archphile</text:span></text:p>
      <text:p text:style-name="P118">systemctl <text:span text:style-name="T40">reenable mpd</text:span></text:p>
      <text:p text:style-name="P121">systemctl restart mpd</text:p>
      <text:p text:style-name="P54"/>
      <text:p text:style-name="P84"/>
      <text:p text:style-name="P84"/>
      <text:p text:style-name="P84"/>
      <text:p text:style-name="P30"><text:span text:style-name="T35">4</text:span><text:span text:style-name="T33">.</text:span><text:span text:style-name="T36">2</text:span><text:span text:style-name="T33"> </text:span><text:span text:style-name="T37">Additional file extensions support (alac etc..)</text:span></text:p>
      <text:p text:style-name="P74"/>
      <text:p text:style-name="P67">Default MPD package (mpd-archphile) is built with ffmpeg support. This means that MPD can support additional file types like alac for example. All you need to do is enable ffmpeg in /etc/mpd.conf. You will find the following section:</text:p>
      <text:p text:style-name="P67"/>
      <text:p text:style-name="P127">nano /etc/mpd.conf</text:p>
      <text:p text:style-name="P67"/>
      <text:p text:style-name="P139">decoder {<text:line-break/>plugin “ffmpeg”<text:line-break/>enabled “no”<text:line-break/>}</text:p>
      <text:p text:style-name="P74"/>
      <text:p text:style-name="P74"><text:soft-page-break/></text:p>
      <text:p text:style-name="P67">Change the no to yes:</text:p>
      <text:p text:style-name="P67"/>
      <text:p text:style-name="P139">decoder {<text:line-break/>plugin “ffmpeg”<text:line-break/>enabled “<text:span text:style-name="T57">yes</text:span>”<text:line-break/>}</text:p>
      <text:p text:style-name="P74"/>
      <text:p text:style-name="P67"/>
      <text:p text:style-name="P67">restart MPD:</text:p>
      <text:p text:style-name="P67"/>
      <text:p text:style-name="P74"/>
      <text:p text:style-name="P122">systemctl restart mpd</text:p>
      <text:p text:style-name="P74"/>
      <text:p text:style-name="P74"/>
      <text:p text:style-name="P67">and you ‘re ready to listen to your alacs etc..</text:p>
      <text:p text:style-name="P67"/>
      <text:p text:style-name="P67"/>
      <text:p text:style-name="P67"/>
      <text:p text:style-name="P67"/>
      <text:p text:style-name="P75"/>
      <text:p text:style-name="P74"/>
      <text:p text:style-name="P30"><text:span text:style-name="T39">4.3</text:span><text:span text:style-name="T35"> </text:span><text:span text:style-name="T37">Software/</text:span><text:span text:style-name="T36">Hardware mixer</text:span></text:p>
      <text:p text:style-name="P76"/>
      <text:p text:style-name="P50"><text:span text:style-name="T36">A</text:span><text:span text:style-name="T32">rchphile comes with all mixers disabled by default in order to ensure bit perfect playback. However if you know what you are doing and you want to experiment, you can enable them in /etc/mpd.conf</text:span><text:span text:style-name="T38">.</text:span></text:p>
      <text:p text:style-name="P82"/>
      <text:p text:style-name="P82"/>
      <text:p text:style-name="P66">First you need to open mpd.conf file with an editor:</text:p>
      <text:p text:style-name="P50"/>
      <text:p text:style-name="P126">nano /etc/mpd.conf</text:p>
      <text:p text:style-name="P82"/>
      <text:p text:style-name="P50"><text:span text:style-name="T32">and change the following line:</text:span><text:span text:style-name="T38"> </text:span></text:p>
      <text:p text:style-name="P82"/>
      <text:p text:style-name="P82"/>
      <text:p text:style-name="P126">mixer_type<text:tab/>“disabled</text:p>
      <text:p text:style-name="P74"/>
      <text:p text:style-name="P66">to either</text:p>
      <text:p text:style-name="P66"/>
      <text:p text:style-name="P126">mixer_type<text:tab/>“hardware”</text:p>
      <text:p text:style-name="P74"/>
      <text:p text:style-name="P66">or</text:p>
      <text:p text:style-name="P66"/>
      <text:p text:style-name="P126">mixer_type<text:tab/>“software”</text:p>
      <text:p text:style-name="P74"/>
      <text:p text:style-name="P66"/>
      <text:p text:style-name="P68">and restart MPD:</text:p>
      <text:p text:style-name="P68"/>
      <text:p text:style-name="P123">systemctl restart mpd</text:p>
      <text:p text:style-name="P66"/>
      <text:p text:style-name="P66">Please note that not all DACs support a hardware mixer (you can check with alsamixer for that..).</text:p>
      <text:p text:style-name="P74"/>
      <text:p text:style-name="P74"/>
      <text:p text:style-name="P74"/>
      <text:p text:style-name="P74"/>
      <text:p text:style-name="P84"/>
      <text:p text:style-name="P84"/>
      <text:p text:style-name="P85"><text:soft-page-break/>4.4 Library Auto Update</text:p>
      <text:p text:style-name="P85"/>
      <text:p text:style-name="P55">MPD database has an option for auto update. This means that MPD can scan for changes in library and add new files automatically. This is disabled by default.If you want to enable it you need to edit /etc/mpd.conf:</text:p>
      <text:p text:style-name="P55"/>
      <text:p text:style-name="P127">nano /etc/mpd.conf</text:p>
      <text:p text:style-name="P83"/>
      <text:p text:style-name="P67">and change:</text:p>
      <text:p text:style-name="P67"/>
      <text:p text:style-name="P67"/>
      <text:p text:style-name="P128">auto_update “no”</text:p>
      <text:p text:style-name="P67"/>
      <text:p text:style-name="P67">to:</text:p>
      <text:p text:style-name="P67"/>
      <text:p text:style-name="P129">auto_update “<text:span text:style-name="T50">yes</text:span>”</text:p>
      <text:p text:style-name="P67"/>
      <text:p text:style-name="P67"/>
      <text:p text:style-name="P68">and then restart MPD:</text:p>
      <text:p text:style-name="P68"/>
      <text:p text:style-name="P123">systemctl restart mpd</text:p>
      <text:p text:style-name="P68"/>
      <text:p text:style-name="P87"/>
      <text:p text:style-name="P86"/>
      <text:p text:style-name="P86"/>
      <text:p text:style-name="P86"/>
      <text:p text:style-name="P86">4.<text:span text:style-name="T51">5</text:span> <text:span text:style-name="T51">Backup/Restore of Music Library Database</text:span></text:p>
      <text:p text:style-name="P86"/>
      <text:p text:style-name="P56">IF you want to transfer your MPD library through installations, or simply keep a backup of it, you can use some pretty simple scripts I wrote: <text:span text:style-name="T1">dbackup/drestore.</text:span></text:p>
      <text:p text:style-name="P77"/>
      <text:p text:style-name="P56">In order to backup the library,type:</text:p>
      <text:p text:style-name="P56"/>
      <text:p text:style-name="P130">dbackup</text:p>
      <text:p text:style-name="P56"/>
      <text:p text:style-name="P56"/>
      <text:p text:style-name="P57">If you are using the same Archphile installation and you want to restore it, just type:</text:p>
      <text:p text:style-name="P57"/>
      <text:p text:style-name="P131">drestore</text:p>
      <text:p text:style-name="P57"/>
      <text:p text:style-name="P57">If you want to transfer your library database to a new installation, after using <text:span text:style-name="T1">dbackup, </text:span>use an application that supports SFTP file transfer like filezilla or winscp:</text:p>
      <text:p text:style-name="P57"/>
      <text:p text:style-name="P57"><text:a xlink:type="simple" xlink:href="https://filezilla-project.org/" text:style-name="Internet_20_link" text:visited-style-name="Visited_20_Internet_20_Link">https://filezilla-project.org</text:a></text:p>
      <text:p text:style-name="P57"><text:a xlink:type="simple" xlink:href="https://winscp.net/" text:style-name="Internet_20_link" text:visited-style-name="Visited_20_Internet_20_Link">https://winscp.net</text:a></text:p>
      <text:p text:style-name="P57"/>
      <text:p text:style-name="P57">and get <text:span text:style-name="T1">mpd.db</text:span> file from <text:span text:style-name="T1">/opt/dbackup</text:span>.</text:p>
      <text:p text:style-name="P57"/>
      <text:p text:style-name="P58">Now copy the new Archphile image on an sd card, boot to your new Archphile installation, and place the backed up <text:span text:style-name="T1">mpd.db</text:span> file in <text:span text:style-name="T1">/opt/dbackup</text:span>.</text:p>
      <text:p text:style-name="P58"/>
      <text:p text:style-name="P58">Now it’s time to restore:</text:p>
      <text:p text:style-name="P58"/>
      <text:p text:style-name="P132">drestore</text:p>
      <text:p text:style-name="P57"/>
      <text:p text:style-name="P58">and you ‘re ready to use your <text:span text:style-name="T58">old </text:span>library with MPD.</text:p>
      <text:p text:style-name="P58"/>
      <text:p text:style-name="P88"><text:soft-page-break/><text:span text:style-name="T59">5</text:span>. <text:span text:style-name="T59">UPNP/DLNA</text:span></text:p>
      <text:p text:style-name="P88"/>
      <text:p text:style-name="P59">Archphile supports <text:span text:style-name="T1">upnp/dlna</text:span> protocol using <text:span text:style-name="T1">upmpdcli:</text:span></text:p>
      <text:p text:style-name="P78"/>
      <text:p text:style-name="P59"><text:a xlink:type="simple" xlink:href="https://www.lesbonscomptes.com/upmpdcli" text:style-name="Internet_20_link" text:visited-style-name="Visited_20_Internet_20_Link"><text:span text:style-name="T1">https://www.lesbonscomptes.com/upmpdcli</text:span></text:a></text:p>
      <text:p text:style-name="P78"/>
      <text:p text:style-name="P59"/>
      <text:p text:style-name="P59">Using upmpdcli, Archphile acts as a upnp/dlna renderer that can be used with various applications, like for example <text:span text:style-name="T1">bubbleupnp</text:span>.</text:p>
      <text:p text:style-name="P59"/>
      <text:p text:style-name="P59">Upmpdcli is not enabled by default. In order to start it you will need the following command:</text:p>
      <text:p text:style-name="P59"/>
      <text:p text:style-name="P133">systemctl start upmpdcli</text:p>
      <text:p text:style-name="P59"/>
      <text:p text:style-name="P59"/>
      <text:p text:style-name="P59">If you want to enable it so that it runs after every boot:</text:p>
      <text:p text:style-name="P59"/>
      <text:p text:style-name="P133">systemctl enable upmpdcli</text:p>
      <text:p text:style-name="P59"/>
      <text:p text:style-name="P59"/>
      <text:p text:style-name="P59"/>
      <text:p text:style-name="P59"/>
      <text:p text:style-name="P59">If you change your mind and you want to disable it again you can use the following command:</text:p>
      <text:p text:style-name="P78"/>
      <text:p text:style-name="P133">systemctl disable upmpdcli</text:p>
      <text:p text:style-name="P78"/>
      <text:p text:style-name="P64"/>
      <text:p text:style-name="P64"/>
      <text:p text:style-name="P89"><text:span text:style-name="T61">6</text:span>. <text:span text:style-name="T61">Airplay Support</text:span></text:p>
      <text:p text:style-name="P89"/>
      <text:p text:style-name="P69">Archpile supports Airplay with the use of <text:span text:style-name="T1">shairport-sync</text:span><text:span text:style-name="T11">:</text:span></text:p>
      <text:p text:style-name="P79"/>
      <text:p text:style-name="P69"><text:a xlink:type="simple" xlink:href="https://github.com/mikebrady/shairport-sync" text:style-name="Internet_20_link" text:visited-style-name="Visited_20_Internet_20_Link"><text:span text:style-name="T11">https://github.com/mikebrady/shairport-sync</text:span></text:a></text:p>
      <text:p text:style-name="P79"/>
      <text:p text:style-name="P79"/>
      <text:p text:style-name="P79"/>
      <text:p text:style-name="P60"><text:span text:style-name="T62">shairport-sync</text:span> is not enabled by default. In order to start it you will need the following command:</text:p>
      <text:p text:style-name="P60"/>
      <text:p text:style-name="P134">systemctl start <text:span text:style-name="T73">shairport-sync</text:span></text:p>
      <text:p text:style-name="P60"/>
      <text:p text:style-name="P60"/>
      <text:p text:style-name="P60">If you want to enable it so that it runs after every boot:</text:p>
      <text:p text:style-name="P60"/>
      <text:p text:style-name="P134">systemctl enable <text:span text:style-name="T74">shairport-sync</text:span></text:p>
      <text:p text:style-name="P60"/>
      <text:p text:style-name="P60"/>
      <text:p text:style-name="P60"/>
      <text:p text:style-name="P60"/>
      <text:p text:style-name="P60">If you change your mind and you want to disable it again you can use the following command:</text:p>
      <text:p text:style-name="P79"/>
      <text:p text:style-name="P134"><text:span text:style-name="T64">systemctl disable </text:span><text:span text:style-name="T65">shairport-sync</text:span></text:p>
      <text:p text:style-name="P88"/>
      <text:p text:style-name="P88"/>
      <text:p text:style-name="P93"/>
      <text:p text:style-name="P90"><text:soft-page-break/><text:span text:style-name="T78">7</text:span>. <text:span text:style-name="T75">Spotify Support</text:span></text:p>
      <text:p text:style-name="P90"/>
      <text:p text:style-name="P70">Archphile supports Spotify, using <text:span text:style-name="T1">librespot</text:span>:</text:p>
      <text:p text:style-name="P70"/>
      <text:p text:style-name="P70"><text:a xlink:type="simple" xlink:href="https://github.com/librespot-org" text:style-name="Internet_20_link" text:visited-style-name="Visited_20_Internet_20_Link">https://github.com/librespot-org</text:a></text:p>
      <text:p text:style-name="P70"/>
      <text:p text:style-name="P70"/>
      <text:p text:style-name="P70">librespot works with the official Spotify applications, where Archphile will appear as a supported device. In order to configure librespot you will need to edit the following file:</text:p>
      <text:p text:style-name="P70"/>
      <text:p text:style-name="P124">nano etc/default/librespot</text:p>
      <text:p text:style-name="P70"/>
      <text:p text:style-name="P70">and put your username and password.</text:p>
      <text:p text:style-name="P70"/>
      <text:p text:style-name="P70"/>
      <text:p text:style-name="P61"><text:span text:style-name="T76">librespot</text:span> is not enabled by default. In order to start it you will need the following command:</text:p>
      <text:p text:style-name="P61"/>
      <text:p text:style-name="P135">systemctl start <text:span text:style-name="T76">librespot</text:span></text:p>
      <text:p text:style-name="P61"/>
      <text:p text:style-name="P61"/>
      <text:p text:style-name="P61">If you want to enable it so that it runs after every boot:</text:p>
      <text:p text:style-name="P61"/>
      <text:p text:style-name="P135">systemctl enable <text:span text:style-name="T77">librespot</text:span></text:p>
      <text:p text:style-name="P61"/>
      <text:p text:style-name="P61"/>
      <text:p text:style-name="P61"/>
      <text:p text:style-name="P61"/>
      <text:p text:style-name="P61">If you change your mind and you want to disable it again you can use the following command:</text:p>
      <text:p text:style-name="P80"/>
      <text:p text:style-name="P135"><text:span text:style-name="T63">systemctl disable </text:span><text:span text:style-name="T66">librespot</text:span></text:p>
      <text:p text:style-name="P70"/>
      <text:p text:style-name="P70"/>
      <text:p text:style-name="P70"/>
      <text:p text:style-name="P91"><text:span text:style-name="T79">8</text:span>. <text:span text:style-name="T79">Roon Support</text:span></text:p>
      <text:p text:style-name="P91"/>
      <text:p text:style-name="P71">Archphile can be used as a <text:span text:style-name="T1">Roon bridge. </text:span>The needed software is not open source and this is the reason that it’s not installed by default. If you want to use Archphile as a Roon Bridge you will need to install it:</text:p>
      <text:p text:style-name="P71"/>
      <text:p text:style-name="P71"/>
      <text:p text:style-name="P72">For the Raspberry Pi you will need the following command:</text:p>
      <text:p text:style-name="P72"/>
      <text:p text:style-name="P125">pacman -Sy roonbridge-archhpile-arm7</text:p>
      <text:p text:style-name="P71"/>
      <text:p text:style-name="P71"/>
      <text:p text:style-name="P72">For Odroid C2 you will need:</text:p>
      <text:p text:style-name="P72"/>
      <text:p text:style-name="P72"/>
      <text:p text:style-name="P138"><text:span text:style-name="T63">pacman -Sy roonbridge-archhpile-arm</text:span><text:span text:style-name="T67">8</text:span></text:p>
      <text:p text:style-name="P72"/>
      <text:p text:style-name="P73"/>
      <text:p text:style-name="P73"/>
      <text:p text:style-name="P73"/>
      <text:p text:style-name="P73"/>
      <text:p text:style-name="P73"/>
      <text:p text:style-name="P73"><text:soft-page-break/></text:p>
      <text:p text:style-name="P62"><text:span text:style-name="T8">R</text:span><text:span text:style-name="T7">oonbridge</text:span> <text:span text:style-name="T82">will </text:span>not <text:span text:style-name="T82">be</text:span> enabled by default. In order to start it you will need the following command:</text:p>
      <text:p text:style-name="P62"/>
      <text:p text:style-name="P136">systemctl start <text:span text:style-name="T83">roonbridge</text:span></text:p>
      <text:p text:style-name="P62"/>
      <text:p text:style-name="P62"/>
      <text:p text:style-name="P62">If you want to enable it so that it runs after every boot:</text:p>
      <text:p text:style-name="P62"/>
      <text:p text:style-name="P136">systemctl enable <text:span text:style-name="T83">roonbridge</text:span></text:p>
      <text:p text:style-name="P62"/>
      <text:p text:style-name="P62"/>
      <text:p text:style-name="P63">If you change your mind and you want to disable it again you can use the following command:</text:p>
      <text:p text:style-name="P81"/>
      <text:p text:style-name="P137"><text:span text:style-name="T63">systemctl disable </text:span><text:span text:style-name="T68">roonbridge</text:span></text:p>
      <text:p text:style-name="P62"/>
      <text:p text:style-name="P65"/>
      <text:p text:style-name="P65"/>
      <text:p text:style-name="P92"><text:span text:style-name="T79">8</text:span>. <text:span text:style-name="T84">Android Remote Control</text:span></text:p>
      <text:p text:style-name="P92"/>
      <text:p text:style-name="P92"/>
      <text:p text:style-name="P94">9. Archphile and I2s DACs for the Raspberry Pi</text:p>
      <text:p text:style-name="P94"/>
      <text:p text:style-name="P159">The use of I2s DACs in Archphile is pretty simple and straight-forward. The only step needed is the editing of config.txt:</text:p>
      <text:p text:style-name="P159"/>
      <text:p text:style-name="P180"><text:span text:style-name="T63">nano /boot/config.txt</text:span></text:p>
      <text:p text:style-name="P94"/>
      <text:p text:style-name="P160">There you will find a list of (disabled) ovelays for various I2S DACs. Lets assume you <text:span text:style-name="T87">want</text:span> to enable your Mamboberry Dac. You need to find this section:</text:p>
      <text:p text:style-name="P160"/>
      <text:p text:style-name="P160"/>
      <text:p text:style-name="P181"># Hifiberry and Mamboberry Dacs</text:p>
      <text:p text:style-name="P181">#dtoverlay=hifiberry-dac</text:p>
      <text:p text:style-name="P174"/>
      <text:p text:style-name="P161">enable the overlay:</text:p>
      <text:p text:style-name="P161"/>
      <text:p text:style-name="P181"># Hifiberry and Mamboberry Dacs</text:p>
      <text:p text:style-name="P181">dtoverlay=hifiberry-dac</text:p>
      <text:p text:style-name="P161"/>
      <text:p text:style-name="P161">and reboot:</text:p>
      <text:p text:style-name="P161"/>
      <text:p text:style-name="P181"><text:span text:style-name="T63">systemctl reb</text:span><text:span text:style-name="T69">o</text:span><text:span text:style-name="T63">ot</text:span></text:p>
      <text:p text:style-name="P174"/>
      <text:p text:style-name="P174"/>
      <text:p text:style-name="P94">10. Archphile Optimization</text:p>
      <text:p text:style-name="P94"/>
      <text:p text:style-name="P157">10.1 Odroid C2 optimizations</text:p>
      <text:p text:style-name="P157"/>
      <text:p text:style-name="P162">Archphile for Odroid C2 comes with various optimizations enabled by default. <text:span text:style-name="T88">Below you will find some useful information about the most important ones.</text:span></text:p>
      <text:p text:style-name="P162"/>
      <text:p text:style-name="P162"/>
      <text:p text:style-name="P162"/>
      <text:p text:style-name="P162"/>
      <text:p text:style-name="P162"/>
      <text:p text:style-name="P169"><text:soft-page-break/>10.1.1 CPU Cores Isolation</text:p>
      <text:p text:style-name="P169"/>
      <text:p text:style-name="P163">The Odroid C2 Archphile image comes with <text:span text:style-name="T1">cores 2,3 and 4</text:span> isolated by default. </text:p>
      <text:p text:style-name="P163"/>
      <text:p text:style-name="P163">Core 2 is used only by MPD, cores 3 and 4 are used for USB and ethernet interrupts. The remaining processes are handled by the first core.</text:p>
      <text:p text:style-name="P163"/>
      <text:p text:style-name="P163">The core isolation is achieved via the editing of /boot/boot.txt file (plus mkscr command):</text:p>
      <text:p text:style-name="P163"/>
      <text:p text:style-name="P182"><text:span text:style-name="T63">nano boot/boot.txt</text:span></text:p>
      <text:p text:style-name="P163"/>
      <text:p text:style-name="P163"/>
      <text:p text:style-name="P163"><text:span text:style-name="T89">T</text:span>here you will find the appropriate configuration already applied with the isolcpus option:</text:p>
      <text:p text:style-name="P163"/>
      <text:p text:style-name="P163"/>
      <text:p text:style-name="P182"><text:span text:style-name="T63">setenv bootargs "console=ttyAML0,115200n8 root=PARTUUID=${uuid} </text:span><text:span text:style-name="T10">isolcpus=1,2,3</text:span><text:span text:style-name="T63"> rw rootwait earlycon"</text:span></text:p>
      <text:p text:style-name="P163"/>
      <text:p text:style-name="P164">The redirection of MPD so that it uses the core 2 is handled via a command in archphile-optimize script:</text:p>
      <text:p text:style-name="P164"/>
      <text:p text:style-name="P183"><text:span text:style-name="T63">nano </text:span><text:span text:style-name="T70">usr/bin/archphile-optimize</text:span></text:p>
      <text:p text:style-name="P163"/>
      <text:p text:style-name="P164"/>
      <text:p text:style-name="P164">There you will find the following enabled command:</text:p>
      <text:p text:style-name="P164"/>
      <text:p text:style-name="P164"/>
      <text:p text:style-name="P183"><text:span text:style-name="T70">taskset -c -a -p 1 $(pidof mpd)</text:span></text:p>
      <text:p text:style-name="P164"/>
      <text:p text:style-name="P169"/>
      <text:p text:style-name="P164">Please note that <text:span text:style-name="T1">you don’t have to do anything from your side</text:span>. <text:span text:style-name="T90">All the information above is just given for you to be fully aware on what’s configured on your system.</text:span></text:p>
      <text:p text:style-name="P171"/>
      <text:p text:style-name="P169"/>
      <text:p text:style-name="P169">10.1.2 CPU Affinity</text:p>
      <text:p text:style-name="P169"/>
      <text:p text:style-name="P165">By default <text:span text:style-name="T91">USB inrerrupts are redirected to the core 4 and ethernet interrupts to core 3.The script including the appropriate commands is </text:span><text:span text:style-name="T9">/usr/bin/irq-archphile</text:span><text:span text:style-name="T91">.</text:span></text:p>
      <text:p text:style-name="P165"/>
      <text:p text:style-name="P166">The above script is then called by archphile-optimize which runs at every boot. If you edit it:</text:p>
      <text:p text:style-name="P166"/>
      <text:p text:style-name="P184"><text:span text:style-name="T63">nano </text:span><text:span text:style-name="T70">usr/bin/archphile-optimize</text:span></text:p>
      <text:p text:style-name="P169"/>
      <text:p text:style-name="P166">you will find the already enabled section:</text:p>
      <text:p text:style-name="P166"/>
      <text:p text:style-name="P184"><text:span text:style-name="T70"># IRQ affinity optimization - Do not apply it if you have a Raspberry Pi!!!</text:span></text:p>
      <text:p text:style-name="P188"><text:span text:style-name="T70">#</text:span></text:p>
      <text:p text:style-name="P188"><text:span text:style-name="T70">/usr/bin/irq-archphile</text:span></text:p>
      <text:p text:style-name="P94"/>
      <text:p text:style-name="P166">Again, <text:span text:style-name="T1">you don’t have to do anything</text:span> as everything is already applied.</text:p>
      <text:p text:style-name="P96"/>
      <text:p text:style-name="P96"/>
      <text:p text:style-name="P96"/>
      <text:p text:style-name="P96"/>
      <text:p text:style-name="P96"/>
      <text:p text:style-name="P170"><text:soft-page-break/>10.1.<text:span text:style-name="T93">3</text:span> <text:span text:style-name="T93">Odroid C2 optimizations mpd-archphile-sacd</text:span></text:p>
      <text:p text:style-name="P96"/>
      <text:p text:style-name="P178">As already mentioned, you have the option to install mpd-archphile-sacd, an MPD fork that supports SACD ISOs. As DTS decoding is very CPU hungry, if you decide to use this MPD fork, you will need to disable CPU isolation and MPD redirection.</text:p>
      <text:p text:style-name="P178"/>
      <text:p text:style-name="P179">Firstly you will need to edit <text:span text:style-name="T1">boot/boot.txt:</text:span></text:p>
      <text:p text:style-name="P179"/>
      <text:p text:style-name="P185"><text:span text:style-name="T63">nano boot/boot.txt</text:span></text:p>
      <text:p text:style-name="P96"/>
      <text:p text:style-name="P167">Then find the line that includes isolcpus command:</text:p>
      <text:p text:style-name="P167"/>
      <text:p text:style-name="P185"><text:span text:style-name="T63">setenv bootargs "console=ttyAML0,115200n8 root=PARTUUID=${uuid} </text:span><text:span text:style-name="T10">isolcpus=1,2,3</text:span><text:span text:style-name="T63"> rw rootwait earlycon"</text:span></text:p>
      <text:p text:style-name="P167"/>
      <text:p text:style-name="P167"/>
      <text:p text:style-name="P167">and get rid of it:</text:p>
      <text:p text:style-name="P167"/>
      <text:p text:style-name="P185"><text:span text:style-name="T63">setenv bootargs "console=ttyAML0,115200n8 root=PARTUUID=${uuid} rw rootwait earlycon"</text:span></text:p>
      <text:p text:style-name="P167"/>
      <text:p text:style-name="P167">then give the following two commands:</text:p>
      <text:p text:style-name="P167"/>
      <text:p text:style-name="P185"><text:span text:style-name="T63">cd /boot</text:span></text:p>
      <text:p text:style-name="P96"/>
      <text:p text:style-name="P186"><text:span text:style-name="T63">./</text:span><text:span text:style-name="T71">mkscr</text:span></text:p>
      <text:p text:style-name="P96"/>
      <text:p text:style-name="P168">Now edit archphile-optimize:</text:p>
      <text:p text:style-name="P168"/>
      <text:p text:style-name="P187"><text:span text:style-name="T63">nano /</text:span><text:span text:style-name="T70">usr/bin/archphile-optimize</text:span></text:p>
      <text:p text:style-name="P96"/>
      <text:p text:style-name="P168">find this command:</text:p>
      <text:p text:style-name="P168"/>
      <text:p text:style-name="P187"><text:span text:style-name="T70">taskset -c -a -p 1 $(pidof mpd)</text:span></text:p>
      <text:p text:style-name="P177"/>
      <text:p text:style-name="P168">and disable it:</text:p>
      <text:p text:style-name="P168"/>
      <text:p text:style-name="P187"><text:span text:style-name="T72">#</text:span><text:span text:style-name="T70">taskset -c -a -p 1 $(pidof mpd)</text:span></text:p>
      <text:p text:style-name="P96"/>
      <text:p text:style-name="P177"/>
      <text:p text:style-name="P168">Now it’s time to reboot:</text:p>
      <text:p text:style-name="P168"/>
      <text:p text:style-name="P189"><text:span text:style-name="T72">s</text:span><text:span text:style-name="T63">ystemctl reboot</text:span></text:p>
      <text:p text:style-name="P96"/>
      <text:p text:style-name="P172"/>
      <text:p text:style-name="P172"/>
      <text:p text:style-name="P158">10.<text:span text:style-name="T94">2</text:span> <text:span text:style-name="T94">Raspberry Pi</text:span> optimizations</text:p>
      <text:p text:style-name="P176"/>
      <text:p text:style-name="P176"/>
      <text:p text:style-name="P96"/>
      <text:p text:style-name="P96">11. Real Life Examples</text:p>
      <text:p text:style-name="P94"/>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5T21:12:46.893874209</dc:date>
    <meta:editing-duration>PT3H57M10S</meta:editing-duration>
    <meta:editing-cycles>135</meta:editing-cycles>
    <meta:generator>LibreOffice/6.0.4.2$Linux_X86_64 LibreOffice_project/00m0$Build-2</meta:generator>
    <meta:document-statistic meta:table-count="0" meta:image-count="0" meta:object-count="0" meta:page-count="14" meta:paragraph-count="253" meta:word-count="2127" meta:character-count="13691" meta:non-whitespace-character-count="11804"/>
  </office:meta>
</office:document-meta>
</file>